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loext:graphic-properties draw:fill="solid" draw:fill-color="#ffffff"/>
      <style:paragraph-properties fo:margin-left="-0.159cm" fo:margin-right="0cm" fo:margin-top="0cm" fo:margin-bottom="0cm" loext:contextual-spacing="false" fo:text-align="justify" style:justify-single-word="false" fo:text-indent="0cm" style:auto-text-indent="false" fo:background-color="#ffffff" style:vertical-align="baseline"/>
      <style:text-properties style:font-name="Times New Roman" fo:font-size="14pt" fo:font-weight="bold" officeooo:paragraph-rsid="0008af26" style:font-size-asian="14pt" style:font-weight-asian="bold" style:font-name-complex="Times New Roman2" style:font-size-complex="14pt"/>
    </style:style>
    <style:style style:name="P2" style:family="paragraph" style:parent-style-name="Standard">
      <loext:graphic-properties draw:fill="solid" draw:fill-color="#ffffff"/>
      <style:paragraph-properties fo:margin-left="-0.159cm" fo:margin-right="0cm" fo:margin-top="0cm" fo:margin-bottom="0cm" loext:contextual-spacing="false" fo:text-align="justify" style:justify-single-word="false" fo:text-indent="0cm" style:auto-text-indent="false" fo:background-color="#ffffff" style:vertical-align="baseline"/>
      <style:text-properties style:font-name="Times New Roman" fo:font-size="14pt" fo:font-weight="bold" officeooo:rsid="0008af26" officeooo:paragraph-rsid="0008af26" style:font-size-asian="14pt" style:font-weight-asian="bold" style:font-name-complex="Times New Roman2" style:font-size-complex="14pt"/>
    </style:style>
    <style:style style:name="P3" style:family="paragraph" style:parent-style-name="Standard">
      <loext:graphic-properties draw:fill="solid" draw:fill-color="#ffffff"/>
      <style:paragraph-properties fo:margin-left="-0.159cm" fo:margin-right="0cm" fo:margin-top="0cm" fo:margin-bottom="0cm" loext:contextual-spacing="false" fo:text-align="justify" style:justify-single-word="false" fo:text-indent="0cm" style:auto-text-indent="false" fo:background-color="#ffffff" style:vertical-align="baseline"/>
      <style:text-properties style:font-name="Times New Roman" fo:font-size="12pt" officeooo:paragraph-rsid="0008af26" style:font-size-asian="12pt" style:font-name-complex="Times New Roman2" style:font-size-complex="12pt"/>
    </style:style>
    <style:style style:name="P4" style:family="paragraph" style:parent-style-name="Standard">
      <loext:graphic-properties draw:fill="solid" draw:fill-color="#ffffff"/>
      <style:paragraph-properties fo:margin-left="-0.159cm" fo:margin-right="0cm" fo:margin-top="0cm" fo:margin-bottom="0cm" loext:contextual-spacing="false" fo:text-align="justify" style:justify-single-word="false" fo:text-indent="0cm" style:auto-text-indent="false" fo:background-color="#ffffff" style:vertical-align="baseline"/>
      <style:text-properties officeooo:paragraph-rsid="0008af26"/>
    </style:style>
    <style:style style:name="P5" style:family="paragraph" style:parent-style-name="Standard">
      <loext:graphic-properties draw:fill="solid" draw:fill-color="#ffffff"/>
      <style:paragraph-properties fo:margin-left="-0.159cm" fo:margin-right="0cm" fo:margin-top="0cm" fo:margin-bottom="0cm" loext:contextual-spacing="false" fo:text-align="justify" style:justify-single-word="false" fo:text-indent="0cm" style:auto-text-indent="false" fo:background-color="#ffffff" style:vertical-align="baseline"/>
      <style:text-properties officeooo:rsid="0008af26" officeooo:paragraph-rsid="0008af26"/>
    </style:style>
    <style:style style:name="P6" style:family="paragraph" style:parent-style-name="Standard">
      <loext:graphic-properties draw:fill="solid" draw:fill-color="#ffffff"/>
      <style:paragraph-properties fo:margin-left="-0.159cm" fo:margin-right="0cm" fo:margin-top="0cm" fo:margin-bottom="0cm" loext:contextual-spacing="false" fo:text-align="justify" style:justify-single-word="false" fo:text-indent="0cm" style:auto-text-indent="false" fo:background-color="#ffffff" style:vertical-align="baseline"/>
      <style:text-properties style:font-name="Times New Roman1" fo:font-size="12pt" fo:font-weight="normal" officeooo:rsid="0008af26" officeooo:paragraph-rsid="0008af26" fo:background-color="#ffffff" style:font-size-asian="12pt" style:font-weight-asian="normal" style:font-name-complex="Times New Roman2" style:font-size-complex="12pt" style:font-weight-complex="normal"/>
    </style:style>
    <style:style style:name="P7" style:family="paragraph" style:parent-style-name="Standard">
      <loext:graphic-properties draw:fill="solid" draw:fill-color="#ffffff"/>
      <style:paragraph-properties fo:margin-left="-0.159cm" fo:margin-right="0cm" fo:margin-top="0cm" fo:margin-bottom="0cm" loext:contextual-spacing="false" fo:text-align="justify" style:justify-single-word="false" fo:text-indent="0cm" style:auto-text-indent="false" fo:background-color="#ffffff" style:vertical-align="baseline"/>
      <style:text-properties style:font-name="Times New Roman1" fo:font-size="12pt" officeooo:paragraph-rsid="0008af26" style:font-size-asian="12pt" style:font-size-complex="12pt"/>
    </style:style>
    <style:style style:name="P8" style:family="paragraph" style:parent-style-name="Standard">
      <loext:graphic-properties draw:fill="solid" draw:fill-color="#ffffff"/>
      <style:paragraph-properties fo:margin-left="-0.159cm" fo:margin-right="0cm" fo:margin-top="0cm" fo:margin-bottom="0cm" loext:contextual-spacing="false" fo:text-align="justify" style:justify-single-word="false" fo:text-indent="0cm" style:auto-text-indent="false" fo:background-color="#ffffff" style:vertical-align="baseline"/>
      <style:text-properties style:font-name="Times New Roman1" fo:font-size="12pt" officeooo:rsid="0008af26" officeooo:paragraph-rsid="0008af26" style:font-size-asian="12pt" style:font-size-complex="12pt"/>
    </style:style>
    <style:style style:name="T1" style:family="text">
      <style:text-properties style:font-name="Times New Roman" fo:font-size="16pt" fo:font-weight="bold" style:font-size-asian="16pt" style:font-weight-asian="bold" style:font-name-complex="Times New Roman2" style:font-size-complex="16pt"/>
    </style:style>
    <style:style style:name="T2" style:family="text">
      <style:text-properties style:font-name="Times New Roman" fo:font-size="12pt" style:font-size-asian="12pt" style:font-name-complex="Times New Roman2" style:font-size-complex="12pt"/>
    </style:style>
    <style:style style:name="T3" style:family="text">
      <style:text-properties style:font-name="Times New Roman" fo:font-size="12pt" officeooo:rsid="0008af26" style:font-size-asian="12pt" style:font-name-complex="Times New Roman2" style:font-size-complex="12pt"/>
    </style:style>
    <style:style style:name="T4" style:family="text">
      <style:text-properties style:font-name="Times New Roman" fo:font-size="14pt" fo:font-weight="bold" style:font-size-asian="14pt" style:font-weight-asian="bold" style:font-name-complex="Times New Roman2" style:font-size-complex="14pt"/>
    </style:style>
    <style:style style:name="T5" style:family="text">
      <style:text-properties style:font-name="Times New Roman" fo:font-size="14pt" fo:font-weight="bold" officeooo:rsid="0008af26" style:font-size-asian="14pt" style:font-weight-asian="bold" style:font-name-complex="Times New Roman2" style:font-size-complex="14pt"/>
    </style:style>
    <style:style style:name="T6" style:family="text">
      <style:text-properties style:font-name="Times New Roman" fo:font-size="14pt" fo:font-weight="bold" fo:background-color="#ffffff" loext:char-shading-value="0" style:font-size-asian="14pt" style:font-weight-asian="bold" style:font-name-complex="Times New Roman2" style:font-size-complex="14pt"/>
    </style:style>
    <style:style style:name="T7" style:family="text">
      <style:text-properties style:font-name="Times New Roman" fo:background-color="#ffffff" loext:char-shading-value="0" style:font-name-complex="Times New Roman2"/>
    </style:style>
    <style:style style:name="T8" style:family="text">
      <style:text-properties fo:color="#333333" fo:background-color="#ffffff" loext:char-shading-value="0"/>
    </style:style>
    <style:style style:name="T9" style:family="text">
      <style:text-properties fo:background-color="#ffffff" loext:char-shading-value="0" style:font-name-complex="Times New Roman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Comparison between various SRS formats</text:span></text:p>
      <text:p text:style-name="P3"/>
      <text:p text:style-name="P4"><text:span text:style-name="T2">Different companies use different SRS formats according to their need. </text:span></text:p>
      <text:p text:style-name="P4"><text:span text:style-name="T2">This document provides a comparative analysis between SRS IEEE </text:span><text:span text:style-name="T3">standard</text:span><text:span text:style-name="T2"> and SRS formats used by various companies.</text:span></text:p>
      <text:p text:style-name="P3"/>
      <text:p text:style-name="P4"><text:span text:style-name="T4">IBM </text:span><text:span text:style-name="T5">v</text:span><text:span text:style-name="T4">s IEEE</text:span></text:p>
      <text:p text:style-name="P3"/>
      <text:p text:style-name="P4"><text:span text:style-name="T3">1. </text:span><text:span text:style-name="T2">IBM SRS is much more concise in comparison to the IEEE format.</text:span></text:p>
      <text:p text:style-name="P4"><text:span text:style-name="T3">2. </text:span><text:span text:style-name="T2">IEEE provides a separate section for system features whereas IBM format doesn’t give much emphasis on the system features.</text:span></text:p>
      <text:p text:style-name="P4"><text:span text:style-name="T3">3. </text:span><text:span text:style-name="T2">IBM gives more importance to pictorial representations and </text:span><text:span text:style-name="T3">u</text:span><text:span text:style-name="T2">se case diagrams, Web architecture diagrams, ER diagrams, and data dictionaries. IEEE also makes use of Use Case and ER diagrams but other diagrams are not compulsory.</text:span></text:p>
      <text:p text:style-name="P4"><text:span text:style-name="T3">4. </text:span><text:span text:style-name="T2">IEEE format allots a major space to functional and non-functional requirements whereas IBM allots a small portion under the heading ‘Supplementary Requirements’ to include the requirements, this makes the SRS concise and allows the user to give importance on only certain necessary requirements, the developer need not worry about unnecessary requirements like business rules in the requirement stage.</text:span></text:p>
      <text:p text:style-name="P5"><text:span text:style-name="T2">5. IBM SRS has an architecture diagram which is a graphical representation of the concepts, their principles, elements and components that are part of the architecture. This gives an overall picture of the project. </text:span></text:p>
      <text:p text:style-name="P4"><text:span text:style-name="T3">6. </text:span><text:span text:style-name="T2">Definitions, Acronyms and Abbreviations are provided in the starting in the case of IBM Standard format whereas they are listed towards the end in the Appendix in IEEE format. <text:s/></text:span></text:p>
      <text:p text:style-name="P3"/>
      <text:p text:style-name="P4"><text:span text:style-name="T4">Infosys </text:span><text:span text:style-name="T5">v</text:span><text:span text:style-name="T4">s IEEE</text:span></text:p>
      <text:p text:style-name="P3"/>
      <text:p text:style-name="P4"><text:span text:style-name="T3">1. </text:span><text:span text:style-name="T2">Infosys’ SRS is quite detailed in comparison to IEEE’s format.</text:span></text:p>
      <text:p text:style-name="P4"><text:span text:style-name="T3">2. </text:span><text:span text:style-name="T2">In the first section ‘Overview’ a brief description of the current system and limitations of the current system are specified followed by an overview of the proposed system and objectives of the proposed system. The IEEE format lacks the information about the current system.</text:span></text:p>
      <text:p text:style-name="P4"><text:span text:style-name="T3">3. </text:span><text:span text:style-name="T2">Certain events like business events, external events and temporal events are to be specified in Infosys’ SRS. Also, the inputs and outputs and relations between the inputs and outputs for each business event are specified.</text:span></text:p>
      <text:p text:style-name="P4"><text:span text:style-name="T3">4. </text:span><text:span text:style-name="T2">A separate section called ‘Prototype’ is provided in the Infosys SRS format. IEEE Std format lacks such a section. <text:s/></text:span></text:p>
      <text:p text:style-name="P1"><text:span text:style-name="T4"/></text:p>
      <text:p text:style-name="P4"><text:span text:style-name="T4">Tech Mahindra </text:span><text:span text:style-name="T5">v</text:span><text:span text:style-name="T4">s IEEE</text:span></text:p>
      <text:p text:style-name="P4"><text:span text:style-name="T2"/></text:p>
      <text:p text:style-name="P4"><text:span text:style-name="T3">1. The Tech Mahindra SRS</text:span><text:span text:style-name="T2"> doesn’t provide a separate section for non-functional requirements. It mainly gives emphasis on the product and doesn’t describe the users of the product and use class characteristics.</text:span></text:p>
      <text:p text:style-name="P1"/>
      <text:p text:style-name="P4"><text:span text:style-name="T4">Belitsoft </text:span><text:span text:style-name="T5">v</text:span><text:span text:style-name="T4">s IEEE</text:span></text:p>
      <text:p text:style-name="P1"/>
      <text:p text:style-name="P4"><text:span text:style-name="T3">1. The BelitSoft SRS</text:span><text:span text:style-name="T2"> includes certain extra sections like Limitations, Apportioning of Requirements and Verification.</text:span></text:p>
      <text:p text:style-name="P1"/>
      <text:p text:style-name="P1"/>
      <text:p text:style-name="P1"/>
      <text:p text:style-name="P2"><text:soft-page-break/>Drawbacks of IEEE SRS</text:p>
      <text:p text:style-name="P2"/>
      <text:p text:style-name="P7"><text:span text:style-name="T8">An accurate SRS has to be complete. But on the contrary a complete SRS that contains more information than actually needed, is not accurate.</text:span></text:p>
      <text:p text:style-name="P7"><text:span text:style-name="T9">Nevertheless, accurate, complete and consistent SRS are still a challenge in practice. </text:span></text:p>
      <text:p text:style-name="P7"><text:span text:style-name="T9"/></text:p>
      <text:p text:style-name="P8"><text:span text:style-name="T9">Some drawbacks of the IEEE SRS are:</text:span></text:p>
      <text:p text:style-name="P8"><text:span text:style-name="T9">1. Less importa</text:span><text:span text:style-name="T7">nce is given to pictorial representations like Use case diagrams, Web architecture diagrams, ER diagrams, and data dictionaries. The IEEE SRS is more theoretical and there are higher chances of missing something out in theory than in pictorial representations.</text:span></text:p>
      <text:p text:style-name="P8"><text:span text:style-name="T7">2. IEEE SRS lacks information about the current system.</text:span></text:p>
      <text:p text:style-name="P8"><text:span text:style-name="T7">3. IEEE SRS does not contain events like business events, external events and temporal events. </text:span></text:p>
      <text:p text:style-name="P2"><text:span text:style-name="T6"/></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FreeSans1" svg:font-family="Free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6T12:55:02.864082871</meta:creation-date>
    <dc:date>2018-01-16T13:21:14.966877112</dc:date>
    <meta:editing-duration>PT26M11S</meta:editing-duration>
    <meta:editing-cycles>2</meta:editing-cycles>
    <meta:generator>LibreOffice/5.1.6.2$Linux_X86_64 LibreOffice_project/10m0$Build-2</meta:generator>
    <meta:document-statistic meta:table-count="0" meta:image-count="0" meta:object-count="0" meta:page-count="2" meta:paragraph-count="26" meta:word-count="508" meta:character-count="3227" meta:non-whitespace-character-count="2737"/>
  </office:meta>
</office:document-meta>
</file>